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RANSans" svg:font-family="IRANSans" style:font-family-generic="swiss" style:font-pitch="variable"/>
    <style:font-face style:name="IRANSans Light" svg:font-family="'IRAN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RobotoDraft, Helvetica, Arial, sans-serif"/>
    <style:font-face style:name="Roboto Mono" svg:font-family="'Roboto Mono'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RANSans" fo:font-size="14pt" fo:font-weight="normal" officeooo:rsid="0035cd56" officeooo:paragraph-rsid="0033792b" style:font-size-asian="14pt" style:font-weight-asian="normal" style:font-name-complex="IRANSans" style:font-size-complex="14pt" style:language-complex="fa" style:country-complex="I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7f36f0" officeooo:paragraph-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8a3a22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8d707a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92546e" officeooo:paragraph-rsid="00ea9400" style:font-size-asian="16pt" style:font-weight-asian="bold" style:font-name-complex="IRANSans" style:font-size-complex="16pt" style:language-complex="fa" style:country-complex="IR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ae353" officeooo:paragraph-rsid="00eae353" style:font-size-asian="16pt" style:font-weight-asian="bold" style:font-name-complex="IRANSans" style:font-size-complex="16pt" style:language-complex="fa" style:country-complex="IR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daf7d" officeooo:paragraph-rsid="00edaf7d" style:font-size-asian="16pt" style:font-weight-asian="bold" style:font-name-complex="IRANSans" style:font-size-complex="16pt" style:language-complex="fa" style:country-complex="IR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e9004" officeooo:paragraph-rsid="00ee9004" style:font-size-asian="16pt" style:font-weight-asian="bold" style:font-name-complex="IRANSans" style:font-size-complex="16pt" style:language-complex="fa" style:country-complex="IR" style:font-weight-complex="bold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16ed0ba" officeooo:paragraph-rsid="016ed0ba" style:font-size-asian="16pt" style:font-weight-asian="bold" style:font-name-complex="IRANSans" style:font-size-complex="16pt" style:language-complex="fa" style:country-complex="IR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IRANSans Light" fo:font-size="18pt" fo:font-weight="normal" officeooo:rsid="0074cc47" officeooo:paragraph-rsid="0074cc47" style:font-size-asian="18pt" style:font-weight-asian="normal" style:font-name-complex="IRANSans" style:font-size-complex="18pt" style:language-complex="fa" style:country-complex="IR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 Mono" fo:font-size="14pt" fo:font-weight="normal" officeooo:rsid="001c49a7" officeooo:paragraph-rsid="00fc5011" style:font-size-asian="14pt" style:font-weight-asian="normal" style:font-name-complex="IRANSans" style:font-size-complex="14pt" style:language-complex="fa" style:country-complex="IR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Roboto Mono" fo:font-size="14pt" fo:font-weight="normal" officeooo:rsid="008d707a" officeooo:paragraph-rsid="00fa20e0" style:font-size-asian="14pt" style:font-weight-asian="normal" style:font-name-complex="IRANSans" style:font-size-complex="14pt" style:language-complex="fa" style:country-complex="IR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 Mono" fo:font-size="14pt" fo:font-weight="normal" officeooo:rsid="009fb79a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 Mono" fo:font-size="14pt" fo:font-weight="normal" officeooo:rsid="00b04c3f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 Mono" fo:font-size="14pt" fo:font-weight="normal" officeooo:rsid="00d680c2" officeooo:paragraph-rsid="0101242f" style:font-size-asian="14pt" style:font-weight-asian="normal" style:font-name-complex="IRANSans" style:font-size-complex="14pt" style:language-complex="fa" style:country-complex="IR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 Mono" fo:font-size="14pt" fo:font-style="normal" fo:font-weight="normal" officeooo:rsid="00d680c2" officeooo:paragraph-rsid="012d098e" style:font-size-asian="14pt" style:font-style-asian="normal" style:font-weight-asian="normal" style:font-name-complex="IRANSans" style:font-size-complex="14pt" style:language-complex="fa" style:country-complex="IR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e74df4" officeooo:paragraph-rsid="00f4cc91" style:font-size-asian="14pt" style:font-weight-asian="bold" style:font-name-complex="IRANSans" style:font-size-complex="14pt" style:language-complex="fa" style:country-complex="IR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52f03a" officeooo:paragraph-rsid="00f6fb70" style:font-size-asian="14pt" style:font-weight-asian="normal" style:font-name-complex="IRANSans" style:font-size-complex="14pt" style:language-complex="fa" style:country-complex="IR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26c6ca" officeooo:paragraph-rsid="00fd7c5e" style:font-size-asian="16pt" style:font-weight-asian="normal" style:font-name-complex="IRANSans" style:font-size-complex="16pt" style:language-complex="fa" style:country-complex="IR" style:font-weight-complex="normal"/>
    </style:style>
    <style:style style:name="P20" style:family="paragraph" style:parent-style-name="Standard" style:list-style-name="L1">
      <style:paragraph-properties fo:text-align="center" style:justify-single-word="false"/>
      <style:text-properties style:font-name="Roboto Mono" fo:font-size="18pt" fo:font-weight="normal" officeooo:rsid="0074cc47" officeooo:paragraph-rsid="0074cc47" style:font-size-asian="18pt" style:font-weight-asian="normal" style:font-name-complex="IRANSans" style:font-size-complex="18pt" style:language-complex="fa" style:country-complex="IR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e74df4" officeooo:paragraph-rsid="0159fa83" style:font-size-asian="18pt" style:font-weight-asian="bold" style:font-name-complex="IRANSans" style:font-size-complex="18pt" style:language-complex="fa" style:country-complex="IR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e74df4" officeooo:paragraph-rsid="0159fa83" style:font-size-asian="18pt" style:font-style-asian="normal" style:font-weight-asian="bold" style:font-name-complex="IRANSans" style:font-size-complex="18pt" style:language-complex="fa" style:country-complex="IR" style:font-style-complex="normal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cff29a" officeooo:paragraph-rsid="00312362" style:font-size-asian="18pt" style:font-style-asian="normal" style:font-weight-asian="bold" style:font-name-complex="IRANSans" style:font-size-complex="18pt" style:font-style-complex="normal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d114ed" officeooo:paragraph-rsid="0162e9e9" style:font-size-asian="18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d680c2" officeooo:paragraph-rsid="016d2a0d" style:font-size-asian="18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12d098e" officeooo:paragraph-rsid="012d098e" style:font-size-asian="18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145744" officeooo:paragraph-rsid="00f6fb70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122a407" officeooo:paragraph-rsid="0159fa83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fa20e0" officeooo:paragraph-rsid="00fa20e0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2886f1" officeooo:paragraph-rsid="01606304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af5604" officeooo:paragraph-rsid="0162e9e9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ca578d" officeooo:paragraph-rsid="015f2e8a" style:font-size-asian="16pt" style:font-weight-asian="bold" style:font-name-complex="IRANSans" style:font-size-complex="16pt" style:language-complex="fa" style:country-complex="IR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Roboto Mono" fo:font-size="18pt" officeooo:paragraph-rsid="0159fa83" style:font-size-asian="16pt" style:font-size-complex="16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Roboto Mono" fo:font-size="18pt" fo:font-weight="bold" officeooo:paragraph-rsid="015e0414" style:font-size-asian="16pt" style:font-weight-asian="bold" style:font-size-complex="16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Roboto Mono" fo:font-size="14pt" fo:font-style="normal" fo:font-weight="bold" officeooo:rsid="00145744" officeooo:paragraph-rsid="01363453" style:font-size-asian="12.25pt" style:font-style-asian="normal" style:font-weight-asian="bold" style:font-name-complex="IRANSans" style:font-size-complex="14pt" style:language-complex="fa" style:country-complex="IR" style:font-style-complex="normal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Roboto Mono" fo:font-size="14pt" fo:font-style="normal" fo:font-weight="normal" officeooo:rsid="016c02e6" officeooo:paragraph-rsid="016c02e6" style:font-size-asian="12.25pt" style:font-style-asian="normal" style:font-weight-asian="normal" style:font-name-complex="IRANSans" style:font-size-complex="14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Roboto Mono" fo:font-size="14pt" fo:font-style="normal" fo:font-weight="normal" officeooo:rsid="00d680c2" officeooo:paragraph-rsid="016d2a0d" style:font-size-asian="14pt" style:font-style-asian="normal" style:font-weight-asian="normal" style:font-name-complex="IRANSans" style:font-size-complex="14pt" style:language-complex="fa" style:country-complex="IR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Roboto Mono" fo:font-size="14pt" fo:font-style="normal" fo:font-weight="normal" officeooo:rsid="012d098e" officeooo:paragraph-rsid="012d098e" style:font-size-asian="18pt" style:font-style-asian="normal" style:font-weight-asian="normal" style:font-name-complex="IRANSans" style:font-size-complex="16pt" style:language-complex="fa" style:country-complex="IR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8d707a" officeooo:paragraph-rsid="00fa20e0" style:font-size-asian="14pt" style:font-weight-asian="normal" style:font-name-complex="IRANSans" style:font-size-complex="14pt" style:language-complex="fa" style:country-complex="IR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1582c47" officeooo:paragraph-rsid="01606304" style:font-size-asian="14pt" style:font-weight-asian="normal" style:font-name-complex="IRANSans" style:font-size-complex="14pt" style:language-complex="fa" style:country-complex="IR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14c9520" officeooo:paragraph-rsid="0162e9e9" style:font-size-asian="14pt" style:font-weight-asian="normal" style:font-name-complex="IRANSans" style:font-size-complex="14pt" style:language-complex="fa" style:country-complex="IR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d2adf5" officeooo:paragraph-rsid="0164bcc6" style:font-size-asian="14pt" style:font-weight-asian="normal" style:font-name-complex="IRANSans" style:font-size-complex="14pt" style:language-complex="fa" style:country-complex="IR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IRANSans" fo:font-size="18pt" fo:font-weight="bold" officeooo:rsid="00145744" officeooo:paragraph-rsid="00f6fb70" style:font-size-asian="16pt" style:font-weight-asian="bold" style:font-name-complex="IRANSans" style:font-size-complex="16pt" style:language-complex="fa" style:country-complex="IR" style:font-weight-complex="bold"/>
    </style:style>
    <style:style style:name="P44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360942" officeooo:paragraph-rsid="01360942" style:font-size-asian="18pt" style:font-weight-asian="bold" style:font-name-complex="IRANSans" style:font-size-complex="16pt" style:language-complex="fa" style:country-complex="IR" style:font-weight-complex="bold"/>
    </style:style>
    <style:style style:name="P45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386e3d" officeooo:paragraph-rsid="01386e3d" style:font-size-asian="16pt" style:font-weight-asian="bold" style:font-name-complex="IRANSans" style:font-size-complex="16pt" style:language-complex="fa" style:country-complex="IR" style:font-weight-complex="bold"/>
    </style:style>
    <style:style style:name="P46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399eb9" officeooo:paragraph-rsid="01399eb9" style:font-size-asian="16pt" style:font-weight-asian="bold" style:font-name-complex="IRANSans" style:font-size-complex="16pt" style:language-complex="fa" style:country-complex="IR" style:font-weight-complex="bold"/>
    </style:style>
    <style:style style:name="P47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486bed" officeooo:paragraph-rsid="01486bed" style:font-size-asian="16pt" style:font-weight-asian="bold" style:font-name-complex="IRANSans" style:font-size-complex="16pt" style:language-complex="fa" style:country-complex="IR" style:font-weight-complex="bold"/>
    </style:style>
    <style:style style:name="P48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49ed55" officeooo:paragraph-rsid="0149ed55" style:font-size-asian="16pt" style:font-weight-asian="bold" style:font-name-complex="IRANSans" style:font-size-complex="16pt" style:language-complex="fa" style:country-complex="IR" style:font-weight-complex="bold"/>
    </style:style>
    <style:style style:name="P49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620ff8" officeooo:paragraph-rsid="01620ff8" style:font-size-asian="16pt" style:font-weight-asian="bold" style:font-name-complex="IRANSans" style:font-size-complex="16pt" style:language-complex="fa" style:country-complex="IR" style:font-weight-complex="bold"/>
    </style:style>
    <style:style style:name="P50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6ed0ba" officeooo:paragraph-rsid="016ed0ba" style:font-size-asian="16pt" style:font-weight-asian="bold" style:font-name-complex="IRANSans" style:font-size-complex="16pt" style:language-complex="fa" style:country-complex="IR" style:font-weight-complex="bold"/>
    </style:style>
    <style:style style:name="P51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7410bc" officeooo:paragraph-rsid="017410bc" style:font-size-asian="16pt" style:font-weight-asian="bold" style:font-name-complex="IRANSans" style:font-size-complex="16pt" style:language-complex="fa" style:country-complex="IR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4f4913" officeooo:paragraph-rsid="015e0414" style:font-size-asian="14pt" style:font-weight-asian="normal" style:font-size-complex="14pt" style:language-complex="fa" style:country-complex="IR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d2adf5" officeooo:paragraph-rsid="0164bcc6" style:font-size-asian="14pt" style:font-weight-asian="normal" style:font-name-complex="IRANSans" style:font-size-complex="14pt" style:language-complex="fa" style:country-complex="IR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14642b1" officeooo:paragraph-rsid="015f2e8a" style:font-size-asian="16pt" style:font-weight-asian="normal" style:font-name-complex="IRANSans" style:font-size-complex="16pt" style:language-complex="fa" style:country-complex="IR" style:font-weight-complex="normal"/>
    </style:style>
    <style:style style:name="P55" style:family="paragraph" style:parent-style-name="Standard" style:list-style-name="L2">
      <style:paragraph-properties fo:text-align="end" style:justify-single-word="false" style:writing-mode="rl-tb"/>
      <style:text-properties officeooo:rsid="01360942" officeooo:paragraph-rsid="01360942"/>
    </style:style>
    <style:style style:name="P56" style:family="paragraph" style:parent-style-name="Standard" style:list-style-name="L2">
      <style:paragraph-properties fo:text-align="end" style:justify-single-word="false" style:writing-mode="rl-tb"/>
      <style:text-properties fo:font-size="16pt" officeooo:rsid="015785eb" officeooo:paragraph-rsid="015785eb" style:font-size-asian="16pt" style:font-size-complex="16pt"/>
    </style:style>
    <style:style style:name="P57" style:family="paragraph" style:parent-style-name="Standard" style:list-style-name="L2">
      <style:paragraph-properties fo:text-align="end" style:justify-single-word="false" style:writing-mode="rl-tb"/>
      <style:text-properties officeooo:paragraph-rsid="00eae353"/>
    </style:style>
    <style:style style:name="T1" style:family="text">
      <style:text-properties officeooo:rsid="0074eeb3"/>
    </style:style>
    <style:style style:name="T2" style:family="text">
      <style:text-properties fo:font-variant="normal" fo:text-transform="none" style:font-name="Roboto Mono" fo:font-size="14pt" fo:letter-spacing="normal" fo:font-style="normal" fo:font-weight="normal" officeooo:rsid="013bd0e8" style:font-size-asian="14pt" style:font-weight-asian="normal" style:font-name-complex="IRANSans" style:font-size-complex="14pt" style:language-complex="fa" style:country-complex="IR" style:font-weight-complex="normal"/>
    </style:style>
    <style:style style:name="T3" style:family="text">
      <style:text-properties fo:font-variant="normal" fo:text-transform="none" style:font-name="Roboto Mono" fo:font-size="14pt" fo:letter-spacing="normal" fo:font-style="normal" fo:font-weight="normal" officeooo:rsid="013bedbc" style:font-size-asian="14pt" style:font-weight-asian="normal" style:font-name-complex="IRANSans" style:font-size-complex="14pt" style:language-complex="fa" style:country-complex="IR" style:font-weight-complex="normal"/>
    </style:style>
    <style:style style:name="T4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5" style:family="text">
      <style:text-properties fo:font-variant="normal" fo:text-transform="none" fo:font-size="14pt" fo:letter-spacing="normal" fo:font-weight="normal" officeooo:rsid="012fb594" style:font-size-asian="14pt" style:font-size-complex="14pt"/>
    </style:style>
    <style:style style:name="T6" style:family="text">
      <style:text-properties style:font-name="IRANSans" fo:font-size="16pt" fo:font-weight="bold" officeooo:rsid="00eae353" style:font-size-asian="16pt" style:font-weight-asian="bold" style:font-name-complex="IRANSans" style:font-size-complex="16pt" style:language-complex="fa" style:country-complex="IR" style:font-weight-complex="bold"/>
    </style:style>
    <style:style style:name="T7" style:family="text">
      <style:text-properties style:font-name="IRANSans" fo:font-size="16pt" fo:font-weight="bold" officeooo:rsid="014696dd" style:font-size-asian="16pt" style:font-weight-asian="bold" style:font-name-complex="IRANSans" style:font-size-complex="16pt" style:language-complex="fa" style:country-complex="IR" style:font-weight-complex="bold"/>
    </style:style>
    <style:style style:name="T8" style:family="text">
      <style:text-properties style:font-name="IRANSans" fo:font-size="16pt" fo:font-weight="bold" style:font-size-asian="18pt" style:font-weight-asian="bold" style:font-name-complex="IRANSans" style:font-size-complex="16pt" style:language-complex="fa" style:country-complex="IR" style:font-weight-complex="bold"/>
    </style:style>
    <style:style style:name="T9" style:family="text">
      <style:text-properties style:font-name="IRANSans" fo:font-size="16pt" fo:font-weight="bold" officeooo: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T10" style:family="text">
      <style:text-properties style:font-name="IRANSans" fo:font-weight="bold" style:font-weight-asian="bold" style:font-name-complex="IRANSans" style:language-complex="fa" style:country-complex="IR" style:font-weight-complex="bold"/>
    </style:style>
    <style:style style:name="T11" style:family="text">
      <style:text-properties style:font-name="IRANSans" fo:font-weight="bold" officeooo:rsid="0092546e" style:font-weight-asian="bold" style:font-name-complex="IRANSans" style:language-complex="fa" style:country-complex="IR" style:font-weight-complex="bold"/>
    </style:style>
    <style:style style:name="T12" style:family="text">
      <style:text-properties fo:font-style="normal" officeooo:rsid="0092546e" style:font-style-asian="normal" style:font-name-complex="IRANSans" style:language-complex="fa" style:country-complex="IR" style:font-style-complex="normal"/>
    </style:style>
    <style:style style:name="T13" style:family="text">
      <style:text-properties fo:font-style="normal" officeooo:rsid="015e0414" style:font-style-asian="normal" style:font-name-complex="IRANSans" style:language-complex="fa" style:country-complex="IR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3327bc" style:font-weight-asian="normal" style:font-weight-complex="normal"/>
    </style:style>
    <style:style style:name="T16" style:family="text">
      <style:text-properties officeooo:rsid="014de091"/>
    </style:style>
    <style:style style:name="T17" style:family="text">
      <style:text-properties officeooo:rsid="014e2ffe"/>
    </style:style>
    <style:style style:name="T18" style:family="text">
      <style:text-properties style:font-style-asian="normal" style:font-style-complex="normal"/>
    </style:style>
    <style:style style:name="T19" style:family="text">
      <style:text-properties officeooo:rsid="015fe283" style:font-style-asian="normal" style:font-style-complex="normal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98022902" text:style-name="L1">
        <text:list-header>
          <text:p text:style-name="P20">Section <text:span text:style-name="T16">4</text:span> – <text:span text:style-name="T1">Page </text:span><text:span text:style-name="T17">40</text:span><text:span text:style-name="T1"> to </text:span><text:span text:style-name="T17">47</text:span></text:p>
        </text:list-header>
      </text:list>
      <text:p text:style-name="P10"/>
      <text:list xml:id="list3474262652" text:style-name="L2">
        <text:list-item>
          <text:p text:style-name="P22">along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><text:span text:style-name="T5">from one end of something towards</text:span><text:span text:style-name="T4"> t</text:span><text:span text:style-name="T5">he</text:span><text:span text:style-name="T4"> </text:span><text:span text:style-name="T5">other en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5742141619073" text:continue-numbering="true" text:style-name="L2">
        <text:list-item>
          <text:p text:style-name="P27">obscure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pan text:style-name="T14">not discovered or known about; </text:span><text:span text:style-name="T15">uncert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43"/>
        </text:list-item>
        <text:list-item>
          <text:p text:style-name="P28">certain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pan text:style-name="T2">without any doubt; </text:span><text:span text:style-name="T3">one or some that can be name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5742491827930" text:continue-numbering="true" text:style-name="L2">
        <text:list-item>
          <text:p text:style-name="P29">stack up</text:p>
          <text:list>
            <text:list-item>
              <text:list>
                <text:list-header>
                  <text:p text:style-name="P39"><text:s text:c="4"/>a difference between things that you can see clearly</text:p>
                </text:list-header>
              </text:list>
            </text:list-item>
          </text:list>
        </text:list-item>
      </text:list>
      <text:p text:style-name="P12"/>
      <text:list xml:id="list165741426041404" text:continue-numbering="true" text:style-name="L2">
        <text:list-item>
          <text:p text:style-name="P34"><text:span text:style-name="T12">neste</text:span><text:span text:style-name="T13">d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2">placed or stored one inside the other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65742452773454" text:continue-numbering="true" text:style-name="L2">
        <text:list-item>
          <text:p text:style-name="P32"><text:span text:style-name="T19">e</text:span><text:span text:style-name="T18">nclosed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4">surrounded or closed off on all sides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5742662391754" text:continue-numbering="true" text:style-name="L2">
        <text:list-item>
          <text:p text:style-name="P30">depth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0">the distance from the top or surface to the bottom of something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65742246452179" text:continue-numbering="true" text:style-name="L2">
        <text:list-item>
          <text:p text:style-name="P31">particular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one only and no any other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65743275022395" text:continue-numbering="true" text:style-name="L2">
        <text:list-item>
          <text:p text:style-name="P23">due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dfsd sdf sdf sdf s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4"><text:soft-page-break/></text:p>
        </text:list-item>
        <text:list-item>
          <text:p text:style-name="P24">proper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">of the required type; suitable or appropriate.</text:p>
                          <text:p text:style-name="P42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beyond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further than something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65742910002748" text:continue-numbering="true" text:style-name="L2">
        <text:list-item>
          <text:p text:style-name="P26">whole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a thing that is complete in itself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165741622708359" text:continue-list="list165742910002748" text:style-name="L2">
        <text:list-item text:start-value="1">
          <text:p text:style-name="P44">همراه</text:p>
        </text:list-item>
      </text:list>
      <text:p text:style-name="P2"/>
      <text:list xml:id="list165742766741938" text:continue-numbering="true" text:style-name="L2">
        <text:list-item>
          <text:p text:style-name="P55"><text:span text:style-name="T9">م</text:span><text:span text:style-name="T8">بهم</text:span></text:p>
        </text:list-item>
      </text:list>
      <text:p text:style-name="P3"/>
      <text:list xml:id="list165743229061775" text:continue-numbering="true" text:style-name="L2">
        <text:list-item>
          <text:p text:style-name="P45">معین</text:p>
        </text:list-item>
      </text:list>
      <text:p text:style-name="P3"/>
      <text:list xml:id="list165742616391948" text:continue-numbering="true" text:style-name="L2">
        <text:list-item>
          <text:p text:style-name="P46">انباشتن</text:p>
        </text:list-item>
      </text:list>
      <text:p text:style-name="P4"/>
      <text:list xml:id="list165742373406646" text:continue-numbering="true" text:style-name="L2">
        <text:list-item>
          <text:p text:style-name="P56"><text:span text:style-name="T11">ت</text:span><text:span text:style-name="T10">و در تو</text:span></text:p>
        </text:list-item>
      </text:list>
      <text:p text:style-name="P5"/>
      <text:list xml:id="list165741998600869" text:continue-numbering="true" text:style-name="L2">
        <text:list-item>
          <text:p text:style-name="P57"><text:span text:style-name="T7">محصور</text:span><text:span text:style-name="T6"> شده</text:span></text:p>
        </text:list-item>
      </text:list>
      <text:p text:style-name="P6"/>
      <text:list xml:id="list165743291223220" text:continue-numbering="true" text:style-name="L2">
        <text:list-item>
          <text:p text:style-name="P47">عمق</text:p>
        </text:list-item>
      </text:list>
      <text:p text:style-name="P7"/>
      <text:list xml:id="list165742536269148" text:continue-numbering="true" text:style-name="L2">
        <text:list-item>
          <text:p text:style-name="P48">خاص</text:p>
        </text:list-item>
      </text:list>
      <text:p text:style-name="P7"/>
      <text:list xml:id="list165741731692603" text:continue-numbering="true" text:style-name="L2">
        <text:list-item>
          <text:p text:style-name="P49">بدلیل</text:p>
        </text:list-item>
      </text:list>
      <text:p text:style-name="P7"/>
      <text:list xml:id="list165741490655723" text:continue-numbering="true" text:style-name="L2">
        <text:list-item>
          <text:p text:style-name="P50">مناسب</text:p>
        </text:list-item>
      </text:list>
      <text:p text:style-name="P8"/>
      <text:list xml:id="list165742644743843" text:continue-numbering="true" text:style-name="L2">
        <text:list-item>
          <text:p text:style-name="P50">فراتر</text:p>
        </text:list-item>
      </text:list>
      <text:p text:style-name="P9"/>
      <text:list xml:id="list165742954195772" text:continue-numbering="true" text:style-name="L2">
        <text:list-item>
          <text:p text:style-name="P51">کامل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RANSans" svg:font-family="IRANSans" style:font-family-generic="swiss" style:font-pitch="variable"/>
    <style:font-face style:name="IRANSans Light" svg:font-family="'IRAN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RobotoDraft, Helvetica, Arial, sans-serif"/>
    <style:font-face style:name="Roboto Mono" svg:font-family="'Rob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Roboto Mono" fo:font-family="'Roboto Mono'" style:font-family-generic="modern" style:font-pitch="fixed" fo:font-size="14pt" fo:font-weight="normal" style:font-size-asian="14pt" style:font-weight-asian="normal" style:font-size-complex="14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00:57:55.525000000</meta:creation-date>
    <dc:date>2022-04-05T00:51:17.765000000</dc:date>
    <meta:editing-duration>P2DT5H49M59S</meta:editing-duration>
    <meta:editing-cycles>148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38" meta:word-count="146" meta:character-count="716" meta:non-whitespace-character-count="625"/>
  </office:meta>
</office:document-meta>
</file>